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ControlException.AccessControlException( java . lang . String var0 , java . security . Permissio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cessControlException.AccessControl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cessControlException.getPermi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